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8cm" draw:marker-end="Arrow" draw:marker-end-width="0.38cm" draw:fill="none" fo:padding-top="0.15cm" fo:padding-bottom="0.15cm" fo:padding-left="0.275cm" fo:padding-right="0.275cm"/>
    </style:style>
    <style:style style:name="gr2" style:family="graphic" style:parent-style-name="Part">
      <style:graphic-properties draw:textarea-horizontal-align="center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layer="layout" draw:type="curve" svg:x1="6.583cm" svg:y1="11.333cm" svg:x2="10.416cm" svg:y2="9.333cm" draw:start-shape="id1" draw:start-glue-point="0" draw:end-shape="id2" draw:end-glue-point="2" svg:d="m6583 11333c0-1501 3833-502 3833-2000">
          <text:p/>
        </draw:connector>
        <draw:connector draw:style-name="gr1" draw:layer="layout" draw:type="curve" svg:x1="14.249cm" svg:y1="11.333cm" svg:x2="10.416cm" svg:y2="9.333cm" draw:start-shape="id3" draw:start-glue-point="0" draw:end-shape="id2" draw:end-glue-point="2" svg:d="m14249 11333c0-1501-3833-502-3833-2000">
          <text:p/>
        </draw:connector>
        <draw:g>
          <draw:custom-shape draw:style-name="Editor" xml:id="id2" draw:id="id2" draw:layer="layout" svg:width="9cm" svg:height="8.333cm" svg:x="5.916cm" svg:y="1cm">
            <text:p>Abstract Editor</text:p>
            <draw:enhanced-geometry svg:viewBox="0 0 21600 21600" draw:type="rectangle" draw:enhanced-path="M 0 0 L 21600 0 21600 21600 0 21600 0 0 Z N"/>
          </draw:custom-shape>
          <draw:custom-shape draw:style-name="Part" draw:layer="layout" svg:width="8.666cm" svg:height="1.167cm" svg:x="6.083cm" svg:y="1.999cm">
            <text:p>Abstract Clipboar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8.666cm" svg:height="1.833cm" svg:x="6.083cm" svg:y="3.333cm">
            <text:p text:style-name="P1">- Abstract Element</text:p>
            <text:p text:style-name="P1">- Global</text:p>
            <draw:enhanced-geometry svg:viewBox="0 0 21600 21600" draw:type="rectangle" draw:enhanced-path="M 0 0 L 21600 0 21600 21600 0 21600 0 0 Z N"/>
          </draw:custom-shape>
          <draw:custom-shape draw:style-name="Part" draw:layer="layout" svg:width="8.666cm" svg:height="1.167cm" svg:x="6.083cm" svg:y="5.332cm">
            <text:p>Bilderexport</text:p>
            <draw:enhanced-geometry svg:viewBox="0 0 21600 21600" draw:type="rectangle" draw:enhanced-path="M 0 0 L 21600 0 21600 21600 0 21600 0 0 Z N"/>
          </draw:custom-shape>
          <draw:custom-shape draw:style-name="Part" draw:layer="layout" svg:width="8.666cm" svg:height="1.167cm" svg:x="6.083cm" svg:y="6.666cm">
            <text:p>Formeleditor</text:p>
            <draw:enhanced-geometry svg:viewBox="0 0 21600 21600" draw:type="rectangle" draw:enhanced-path="M 0 0 L 21600 0 21600 21600 0 21600 0 0 Z N"/>
          </draw:custom-shape>
          <draw:custom-shape draw:style-name="Part" draw:layer="layout" svg:width="8.666cm" svg:height="1.167cm" svg:x="6.083cm" svg:y="7.999cm">
            <text:p>Undo / Redo</text:p>
            <draw:enhanced-geometry svg:viewBox="0 0 21600 21600" draw:type="rectangle" draw:enhanced-path="M 0 0 L 21600 0 21600 21600 0 21600 0 0 Z N"/>
          </draw:custom-shape>
        </draw:g>
        <draw:g>
          <draw:custom-shape draw:style-name="Editor" xml:id="id3" draw:id="id3" draw:layer="layout" svg:width="7.166cm" svg:height="6.333cm" svg:x="10.666cm" svg:y="11.333cm">
            <text:p>XY Editor</text:p>
            <draw:enhanced-geometry svg:viewBox="0 0 21600 21600" draw:type="rectangle" draw:enhanced-path="M 0 0 L 21600 0 21600 21600 0 21600 0 0 Z N"/>
          </draw:custom-shape>
          <draw:custom-shape draw:style-name="Editor" xml:id="id1" draw:id="id1" draw:layer="layout" svg:width="7.166cm" svg:height="6.333cm" svg:x="3cm" svg:y="11.333cm">
            <text:p>Flow Editor</text:p>
            <draw:enhanced-geometry svg:viewBox="0 0 21600 21600" draw:type="rectangle" draw:enhanced-path="M 0 0 L 21600 0 21600 21600 0 21600 0 0 Z N"/>
          </draw:custom-shape>
          <draw:custom-shape draw:style-name="Part" draw:layer="layout" svg:width="6.834cm" svg:height="1.167cm" svg:x="3.166cm" svg:y="12.333cm">
            <text:p>Flow Clipboard</text:p>
            <draw:enhanced-geometry svg:viewBox="0 0 21600 21600" draw:type="rectangle" draw:enhanced-path="M 0 0 L 21600 0 21600 21600 0 21600 0 0 Z N"/>
          </draw:custom-shape>
          <draw:custom-shape draw:style-name="Part" draw:layer="layout" svg:width="6.833cm" svg:height="1.167cm" svg:x="10.833cm" svg:y="12.333cm">
            <text:p>XY Clipboar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834cm" svg:height="1.833cm" svg:x="3.166cm" svg:y="13.667cm">
            <text:p text:style-name="P1">- Container</text:p>
            <text:p text:style-name="P1">- Parameter</text:p>
            <text:p text:style-name="P1">- Valv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833cm" svg:height="1.833cm" svg:x="10.833cm" svg:y="13.666cm">
            <text:p text:style-name="P1">- Meso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834cm" svg:height="1.833cm" svg:x="3.166cm" svg:y="15.666cm">
            <text:p text:style-name="P1">- Abstract Arrow</text:p>
            <text:p text:style-name="P1">- Flow Arrow</text:p>
            <text:p text:style-name="P1">- Parameterarrow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833cm" svg:height="1.833cm" svg:x="10.833cm" svg:y="15.667cm">
            <text:p text:style-name="P1">- Density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61" draw:display-name="Gradient 61" draw:style="linear" draw:start-color="#00000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svg:stroke-opacity="100%" draw:stroke-linejoin="round" draw:fill="solid" draw:fill-color="#e6e6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2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ditor" style:family="graphic" style:parent-style-name="standard">
      <style:graphic-properties draw:fill-gradient-name="Gradient_20_61" draw:fill-hatch-name="Hatching_20_46"/>
      <style:text-properties fo:font-weight="normal"/>
    </style:style>
    <style:style style:name="Part" style:family="graphic" style:parent-style-name="standard">
      <style:graphic-properties draw:fill-color="#cccccc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5-30T08:00:54</meta:creation-date>
    <dc:date>2012-05-30T10:02:36</dc:date>
    <dc:creator>Andreas Butti</dc:creator>
    <meta:editing-duration>PT13M5S</meta:editing-duration>
    <meta:editing-cycles>7</meta:editing-cycles>
    <meta:generator>LibreOffice/3.5$Linux_X86_64 LibreOffice_project/350m1$Build-2</meta:generator>
    <meta:document-statistic meta:object-count="18"/>
  </office:meta>
</office:document-meta>
</file>